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546f" officeooo:paragraph-rsid="000f546f"/>
    </style:style>
    <style:style style:name="P2" style:family="paragraph" style:parent-style-name="Standard">
      <style:text-properties officeooo:rsid="0010c4db" officeooo:paragraph-rsid="0010c4db"/>
    </style:style>
    <style:style style:name="P3" style:family="paragraph" style:parent-style-name="Standard">
      <style:text-properties officeooo:rsid="0010c4db" officeooo:paragraph-rsid="0010c4db"/>
    </style:style>
    <style:style style:name="P4" style:family="paragraph" style:parent-style-name="Standard">
      <style:text-properties officeooo:rsid="00116307" officeooo:paragraph-rsid="00116307"/>
    </style:style>
    <style:style style:name="P5" style:family="paragraph" style:parent-style-name="Standard">
      <style:text-properties officeooo:paragraph-rsid="00116307"/>
    </style:style>
    <style:style style:name="P6" style:family="paragraph" style:parent-style-name="Standard">
      <style:text-properties officeooo:rsid="0012d662" officeooo:paragraph-rsid="0012d662"/>
    </style:style>
    <style:style style:name="T1" style:family="text">
      <style:text-properties officeooo:rsid="0010c4db"/>
    </style:style>
    <style:style style:name="T2" style:family="text">
      <style:text-properties officeooo:rsid="00116307"/>
    </style:style>
    <style:style style:name="T3" style:family="text">
      <style:text-properties officeooo:rsid="0012d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gleBone Pin plans:</text:p>
      <text:p text:style-name="P1"/>
      <text:p text:style-name="P1">P8:</text:p>
      <text:p text:style-name="P2">3-6, 20-25: MMC Avoid</text:p>
      <text:p text:style-name="P2"/>
      <text:p text:style-name="P1"/>
      <text:p text:style-name="P1"/>
      <text:p text:style-name="P1"/>
      <text:p text:style-name="P1"/>
      <text:p text:style-name="P1">P9:</text:p>
      <text:p text:style-name="P2">12: GPIO_60: OneWire Temperature Probes</text:p>
      <text:p text:style-name="P1">19, 20: I2C Reserved<text:line-break/>17, 18, 21, 22: SPI0; For PWM Chip</text:p>
      <text:p text:style-name="P1">28, 29, 30, 31, <text:span text:style-name="T1">42</text:span>: SPI1; For PWM Chip</text:p>
      <text:p text:style-name="P2">32-40: Reserved Analog Inputs</text:p>
      <text:p text:style-name="P2"/>
      <text:p text:style-name="P2"/>
      <text:p text:style-name="P4">Parts list for order:</text:p>
      <text:p text:style-name="P4"/>
      <text:p text:style-name="P5"/>
      <text:p text:style-name="P5"/>
      <text:p text:style-name="P5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21:36:54.217121170</meta:creation-date>
    <dc:date>2014-12-18T21:08:51.554059513</dc:date>
    <meta:editing-duration>P1DT3M1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43" meta:character-count="230" meta:non-whitespace-character-count="196"/>
  </office:meta>
</office:document-meta>
</file>